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Text" svg:font-family="'Crimson Text', 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da64"/>
    </style:style>
    <style:style style:name="T1" style:family="text">
      <style:text-properties style:font-name="Liberation Serif" officeooo:rsid="0004b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n Miguel Arcángel, defiéndenos en la batalla; sé nuestro amparo contra la perversidad y asechanzas del demonio. Reprímale Dios, pedimos suplicantes; y tú, príncipe de la milicia celestial, arroja al infierno, con el divino poder, a Satanás y a los otros espíritus malignos que andan dispersos por el mundo para la perdición de las almas.</text:p>
      <text:p text:style-name="Standard"/>
      <text:p text:style-name="P1">Sancte Míchaël archángele</text:p>
      <text:p text:style-name="P1">defénde nos</text:p>
      <text:p text:style-name="P1">in pr<text:span text:style-name="T1">æ</text:span>lio; contra nequítiam et insídias diáboli esto præsídium. Ímperet illi Deus, súpplices deprecámur:</text:p>
      <text:p text:style-name="P1">tuque princeps milítiæ cœlestis, Sátanam aliósque spíritus</text:p>
      <text:p text:style-name="P1">malignos, qui ad perditiónem animárum pervagántur in mundo, divína virtúte in inférnum detrú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Text" svg:font-family="'Crimson Text', 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04:20.453108106</meta:creation-date>
    <dc:date>2025-04-10T19:41:29.574551754</dc:date>
    <meta:editing-duration>PT1H42M43S</meta:editing-duration>
    <meta:editing-cycles>2</meta:editing-cycles>
    <meta:generator>LibreOffice/24.8.6.2$Linux_X86_64 LibreOffice_project/480$Build-2</meta:generator>
    <meta:document-statistic meta:table-count="0" meta:image-count="0" meta:object-count="0" meta:page-count="1" meta:paragraph-count="6" meta:word-count="94" meta:character-count="632" meta:non-whitespace-character-count="544"/>
  </office:meta>
</office:document-meta>
</file>